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sunamisimulation 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WE1D</text:p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 Bathymet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npassung der Flux-Funktion durch Bathymetrie-Term</text:p>
              </text:list-item>
              <text:list-item>
                <text:p>Einfügen der reflecting boundary conditions <text:s/></text:p>
              </text:list-item>
            </text:list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 Bathymet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 text:c="2"/></text:p>
              </text:list-header>
            </text:list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 Hydraulic jum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critical flow<text:tab/></text:p>
                <text:list>
                  <text:list-item>
                    <text:p>At position 10:</text:p>
                  </text:list-item>
                  <text:list-item>
                    <text:p>Maximum froude number 0.584358 </text:p>
                  </text:list-item>
                </text:list>
                <text:p/>
              </text:list-item>
              <text:list-item>
                <text:p>Supercritical flow</text:p>
                <text:list>
                  <text:list-item>
                    <text:p>At position 10:</text:p>
                  </text:list-item>
                  <text:list-item>
                    <text:p>Maximum froude number 1.22609</text:p>
                  </text:list-item>
                </text:list>
                <text:p/>
              </text:list-item>
            </text:list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 Hydraulic jump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 Hydraulic jumps</text:p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 Dimensional spl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ute horizontal updates first</text:p>
              </text:list-item>
              <text:list-item>
                <text:p>Set temporary h and hu</text:p>
              </text:list-item>
              <text:list-item>
                <text:p>Compute vertical updates with temporary h and hu</text:p>
              </text:list-item>
              <text:list-item>
                <text:p>Set new h and hu</text:p>
                <text:p/>
              </text:list-item>
            </text:list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 Dimensional splitting</text:p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 Dimensional splitting</text:p>
          </draw:text-box>
        </draw:frame>
        <draw:line draw:style-name="gr1" draw:text-style-name="P1" draw:layer="layout" svg:x1="1cm" svg:y1="4cm" svg:x2="27.4cm" svg:y2="4cm">
          <text:p/>
        </draw:lin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20:18:04.471014528</meta:creation-date>
    <dc:date>2014-11-10T00:21:30.759121935</dc:date>
    <meta:editing-duration>PT18M43S</meta:editing-duration>
    <meta:editing-cycles>7</meta:editing-cycles>
    <meta:generator>LibreOffice/4.2.6.3$Linux_X86_64 LibreOffice_project/420m0$Build-3</meta:generator>
    <meta:document-statistic meta:object-count="64"/>
  </office:meta>
</office:document-meta>
</file>